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208179" officeooo:paragraph-rsid="00208179" style:font-size-asian="16pt" style:font-size-complex="16pt"/>
    </style:style>
    <style:style style:name="T1" style:family="text">
      <style:text-properties fo:color="#0b07fc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SEUDO-CODE de l’Algorithme BRUTEFORCE</text:span></text:p>
      <text:p text:style-name="Standard"><text:span text:style-name="T3"/></text:p>
      <text:p text:style-name="Standard"><text:span text:style-name="T3"/></text:p>
      <text:p text:style-name="Standard"><text:span text:style-name="T3">1.</text:span> Définir MAX_INVEST comme 500 * 100. Cela représente le budget maximal que nous pouvons investir.</text:p>
      <text:p text:style-name="Standard"/>
      <text:p text:style-name="Standard"><text:span text:style-name="T3">2.</text:span> Définir une <text:span text:style-name="T2">fonction</text:span> <text:span text:style-name="T1">get_csv_data</text:span>:</text:p>
      <text:p text:style-name="Standard"><text:s text:c="3"/>- Ouvrir le fichier brutforce.csv pour la lecture.</text:p>
      <text:p text:style-name="Standard"><text:s text:c="3"/>- Pour chaque ligne du fichier (en ignorant la première ligne qui est l'en-tête):</text:p>
      <text:p text:style-name="Standard"><text:s text:c="5"/>- Extraire le nom de l'action, le prix et le bénéfice.</text:p>
      <text:p text:style-name="Standard"><text:s text:c="5"/>- Convertir le prix et le bénéfice de l'euro en centimes.</text:p>
      <text:p text:style-name="Standard"><text:s text:c="5"/>- Renvoyer le nom de l'action, le prix en centimes et le bénéfice en centimes comme une ligne de données.</text:p>
      <text:p text:style-name="Standard"/>
      <text:p text:style-name="Standard"><text:span text:style-name="T3">3.</text:span> Définir une <text:span text:style-name="T2">fonction</text:span> <text:span text:style-name="T1">generate_combinations</text:span>:</text:p>
      <text:p text:style-name="Standard"><text:s text:c="3"/>- Initialiser une <text:span text:style-name="T2">variable profit à 0</text:span>. Cela représente le profit maximal actuel.</text:p>
      <text:p text:style-name="Standard"><text:s text:c="3"/>- Initialiser une liste <text:span text:style-name="T2">best_combination vide</text:span>. Cela représente la meilleure combinaison d'actions actuelle.</text:p>
      <text:p text:style-name="Standard"><text:s text:c="3"/>- Pour chaque sous-ensemble d'actions (obtenues en utilisant l'algorithme de combinaisons, de taille 1 à la taille totale des actions):</text:p>
      <text:p text:style-name="Standard"><text:s text:c="5"/>- Calculer le coût total de la combinaison d'actions.</text:p>
      <text:p text:style-name="Standard"><text:s text:c="5"/>- Si le coût total est inférieur ou égal à MAX_INVEST :</text:p>
      <text:p text:style-name="Standard"><text:s text:c="7"/>- Calculer le profit total de la combinaison d'actions.</text:p>
      <text:p text:style-name="Standard"><text:s text:c="7"/>- Si le profit total est supérieur au profit maximal actuel :</text:p>
      <text:p text:style-name="Standard"><text:s text:c="9"/>- Mettre à jour le profit maximal et la meilleure combinaison d'actions.</text:p>
      <text:p text:style-name="Standard"/>
      <text:p text:style-name="Standard"><text:span text:style-name="T3">4.</text:span> Définir une <text:span text:style-name="T2">fonction</text:span> <text:span text:style-name="T1">display_result</text:span> :</text:p>
      <text:p text:style-name="Standard"><text:s text:c="3"/>- Afficher le nom de chaque action, son prix et son bénéfice dans la meilleure combinaison d'actions.</text:p>
      <text:p text:style-name="Standard"><text:s text:c="3"/>- Calculer et afficher la somme dépensée et le profit total.</text:p>
      <text:p text:style-name="Standard"/>
      <text:p text:style-name="Standard"><text:span text:style-name="T3">5.</text:span> Si le script est exécuté en tant que programme principal :</text:p>
      <text:p text:style-name="Standard"><text:s text:c="3"/>- Appeler la <text:span text:style-name="T2">fonction</text:span> <text:span text:style-name="T1">get_csv_data</text:span> pour obtenir les actions.</text:p>
      <text:p text:style-name="Standard"><text:s text:c="3"/>- Appeler la <text:span text:style-name="T2">fonction</text:span> <text:span text:style-name="T1">generate_combinations</text:span> pour obtenir la meilleure combinaison d'actions.</text:p>
      <text:p text:style-name="Standard"><text:s text:c="3"/>- Appeler la <text:span text:style-name="T2">fonction</text:span> <text:span text:style-name="T1">display_result</text:span> pour afficher le résulta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2:34:01.753264058</meta:creation-date>
    <dc:date>2023-06-30T22:50:50.823551496</dc:date>
    <meta:editing-duration>PT17M1S</meta:editing-duration>
    <meta:editing-cycles>2</meta:editing-cycles>
    <meta:generator>LibreOffice/7.5.3.2$Linux_X86_64 LibreOffice_project/9f56dff12ba03b9acd7730a5a481eea045e468f3</meta:generator>
    <meta:document-statistic meta:table-count="0" meta:image-count="0" meta:object-count="0" meta:page-count="1" meta:paragraph-count="24" meta:word-count="269" meta:character-count="1740" meta:non-whitespace-character-count="1417"/>
  </office:meta>
</office:document-meta>
</file>